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style:font-name="Arial" officeooo:paragraph-rsid="001e5548"/>
    </style:style>
    <style:style style:name="P2" style:family="paragraph" style:parent-style-name="Standard">
      <style:text-properties officeooo:paragraph-rsid="001cc729"/>
    </style:style>
    <style:style style:name="P3" style:family="paragraph" style:parent-style-name="Standard">
      <style:text-properties officeooo:paragraph-rsid="001e5548"/>
    </style:style>
    <style:style style:name="P4" style:family="paragraph" style:parent-style-name="Text_20_body">
      <style:text-properties style:font-name="Arial" officeooo:paragraph-rsid="001e5548"/>
    </style:style>
    <style:style style:name="P5" style:family="paragraph" style:parent-style-name="Text_20_body" style:list-style-name="L1">
      <style:text-properties style:font-name="Arial" officeooo:paragraph-rsid="001e5548"/>
    </style:style>
    <style:style style:name="P6" style:family="paragraph" style:parent-style-name="Text_20_body" style:list-style-name="L5">
      <style:text-properties style:font-name="Arial" officeooo:paragraph-rsid="001e5548"/>
    </style:style>
    <style:style style:name="P7" style:family="paragraph" style:parent-style-name="Text_20_body" style:list-style-name="L6">
      <style:text-properties style:font-name="Arial" officeooo:paragraph-rsid="001e5548"/>
    </style:style>
    <style:style style:name="P8" style:family="paragraph" style:parent-style-name="Text_20_body" style:list-style-name="L7">
      <style:text-properties style:font-name="Arial" officeooo:paragraph-rsid="001e5548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11" style:family="paragraph" style:parent-style-name="Table_20_Contents">
      <style:text-properties officeooo:paragraph-rsid="001cc729"/>
    </style:style>
    <style:style style:name="P12" style:family="paragraph" style:parent-style-name="Heading_20_5">
      <style:text-properties style:font-name="Arial" officeooo:paragraph-rsid="001e55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style:font-size-asian="10.5pt"/>
    </style:style>
    <style:style style:name="T5" style:family="text">
      <style:text-properties officeooo:rsid="001e554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h text:style-name="P1" text:outline-level="3">U.T. Nº3: <text:span text:style-name="T4">Gestión de acceso remoto </text:span></text:h>
          </table:table-cell>
        </table:table-row>
        <table:table-row>
          <table:table-cell table:style-name="Tabla7.A2" office:value-type="string">
            <text:h text:style-name="P12" text:outline-level="5">Horas: 18</text:h>
          </table:table-cell>
        </table:table-row>
        <table:table-row>
          <table:table-cell table:style-name="Tabla7.A2" office:value-type="string">
            <text:h text:style-name="P12" text:outline-level="5">Criterios de evaluación</text:h>
          </table:table-cell>
        </table:table-row>
        <table:table-row>
          <table:table-cell table:style-name="Tabla7.A2" office:value-type="string">
            <text:p text:style-name="P4">a) Se han descrito métodos de acceso y administración remota de sistemas. </text:p>
            <text:p text:style-name="P4">b) Se ha instalado un servicio de acceso remoto en línea de comandos. </text:p>
            <text:p text:style-name="P4">c) Se ha instalado un servicio de acceso remoto en modo gráfico. </text:p>
            <text:p text:style-name="P4">d) Se ha comprobado el funcionamiento de ambos métodos. </text:p>
            <text:p text:style-name="P4">e) Se han identificado las principales ventajas y deficiencias de cada uno. </text:p>
            <text:p text:style-name="P4">f) Se han realizado pruebas de acceso remoto entre sistemas de distinta naturaleza. </text:p>
            <text:p text:style-name="P4">g) Se han realizado pruebas de administración remota entre sistemas de distinta naturaleza. </text:p>
          </table:table-cell>
        </table:table-row>
        <table:table-row>
          <table:table-cell table:style-name="Tabla7.A2" office:value-type="string">
            <text:h text:style-name="P12" text:outline-level="5">Contenidos soporte</text:h>
          </table:table-cell>
        </table:table-row>
        <table:table-row>
          <table:table-cell table:style-name="Tabla7.A2" office:value-type="string">
            <text:p text:style-name="P4">Terminales en modo texto</text:p>
            <text:list xml:id="list1356032301" text:style-name="L1">
              <text:list-item>
                <text:p text:style-name="P5">Telnet</text:p>
              </text:list-item>
              <text:list-item>
                <text:p text:style-name="P5">SSH (Secure Shell)</text:p>
              </text:list-item>
              <text:list-item>
                <text:p text:style-name="P5">Clientes SSH</text:p>
              </text:list-item>
              <text:list-item>
                <text:p text:style-name="P5">Modo texto</text:p>
              </text:list-item>
              <text:list-item>
                <text:p text:style-name="P5">Modo gráfico</text:p>
              </text:list-item>
              <text:list-item>
                <text:p text:style-name="P5">Servidores SSH</text:p>
              </text:list-item>
            </text:list>
            <text:p text:style-name="P4">Terminales en modo gráfico: escritorio remoto</text:p>
            <text:list xml:id="list1197059427" text:style-name="L5">
              <text:list-item>
                <text:p text:style-name="P6">Protocolo RDP (Remote Desktop Protocol)</text:p>
              </text:list-item>
              <text:list-item>
                <text:p text:style-name="P6">Clientes de escritorio remoto</text:p>
              </text:list-item>
              <text:list-item>
                <text:p text:style-name="P6">Instalación y conexiones</text:p>
              </text:list-item>
              <text:list-item>
                <text:p text:style-name="P6">Servidores de escritorio remoto</text:p>
              </text:list-item>
              <text:list-item>
                <text:p text:style-name="P6">Instalación y configuración básica</text:p>
              </text:list-item>
            </text:list>
            <text:p text:style-name="P4">VNC (Vitual Network Computing)</text:p>
            <text:list xml:id="list997342129" text:style-name="L6">
              <text:list-item>
                <text:p text:style-name="P7">Funcionamiento y características</text:p>
              </text:list-item>
              <text:list-item>
                <text:p text:style-name="P7"><text:soft-page-break/>Clientes VNC</text:p>
              </text:list-item>
              <text:list-item>
                <text:p text:style-name="P7">Servidores VNC</text:p>
              </text:list-item>
            </text:list>
            <text:p text:style-name="P4">NX</text:p>
            <text:list xml:id="list1540736652" text:style-name="L7">
              <text:list-item>
                <text:p text:style-name="P8">Funcionamiento y características</text:p>
              </text:list-item>
              <text:list-item>
                <text:p text:style-name="P8">Clientes NX</text:p>
              </text:list-item>
              <text:list-item>
                <text:p text:style-name="P8">Servidores NX</text:p>
              </text:list-item>
              <text:list-item>
                <text:p text:style-name="P8">NX sobre SSH</text:p>
              </text:list-item>
            </text:list>
          </table:table-cell>
        </table:table-row>
        <table:table-row>
          <table:table-cell table:style-name="Tabla7.A2" office:value-type="string">
            <text:h text:style-name="P12" text:outline-level="5">Contenidos organizadores:</text:h>
          </table:table-cell>
        </table:table-row>
        <table:table-row>
          <table:table-cell table:style-name="Tabla7.A2" office:value-type="string">
            <text:p text:style-name="P4">Instalación y configuración básica de clentes y servidores para acceso remoto</text:p>
            <text:p text:style-name="P4">Instalación, configuración y prueba de servidores y clientes en módo gráfico para acceso a escritorio remoto en sistemas operativos libres y propietarios</text:p>
            <text:p text:style-name="P4"><text:span text:style-name="T5">Configuración de tuneles para acceso remoto</text:span></text:p>
            <text:p text:style-name="P4">Instalación, configuración y prueba de servidores y clientes VNC</text:p>
            <text:p text:style-name="P4">Instalación, configuración y prueba de servidores y clientes NX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3"><text:span text:style-name="MT1">Módulo: </text:span><text:span text:style-name="MT2">0227. Servicios en Red</text:span> - SRC</text:p>
              <text:p text:style-name="MP3"><text:span text:style-name="MT1">Curso:</text:span>2012-13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2-11-12T00:55:21</dc:date>
    <dc:creator>ivan </dc:creator>
    <meta:editing-duration>P0D</meta:editing-duration>
    <meta:editing-cycles>1</meta:editing-cycles>
    <meta:generator>LibreOffice/3.6$Linux_x86 LibreOffice_project/360m1$Build-2</meta:generator>
    <meta:document-statistic meta:table-count="2" meta:image-count="1" meta:object-count="0" meta:page-count="2" meta:paragraph-count="44" meta:word-count="257" meta:character-count="1640" meta:non-whitespace-character-count="1435"/>
  </office:meta>
</office:document-meta>
</file>